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000000" draw:opacity="100%" draw:textarea-horizontal-align="justify" draw:textarea-vertical-align="middle" draw:auto-grow-height="false" fo:min-height="1.221cm" fo:min-width="2.191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svg:stroke-linecap="square" draw:fill="none" draw:opacity="0%" draw:textarea-horizontal-align="justify" draw:textarea-vertical-align="middle" draw:auto-grow-height="false" fo:min-height="1.696cm" fo:min-width="1.622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fill-color="#000000" draw:opacity="100%" draw:textarea-horizontal-align="justify" draw:textarea-vertical-align="middle" draw:auto-grow-height="false" fo:min-height="1.256cm" fo:min-width="2.047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fill-color="#000000" draw:opacity="100%" draw:textarea-horizontal-align="justify" draw:textarea-vertical-align="middle" draw:auto-grow-height="false" fo:min-height="1.196cm" fo:min-width="2.214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fill-color="#000000" draw:opacity="100%" draw:textarea-horizontal-align="justify" draw:textarea-vertical-align="middle" draw:auto-grow-height="false" fo:min-height="1.198cm" fo:min-width="2.284cm" fo:padding-top="0.151cm" fo:padding-bottom="0.151cm" fo:padding-left="0.276cm" fo:padding-right="0.276cm"/>
      <style:paragraph-properties style:writing-mode="lr-tb"/>
    </style:style>
    <style:style style:name="gr6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svg:stroke-linecap="square" draw:fill="none" draw:opacity="0%" draw:textarea-horizontal-align="justify" draw:textarea-vertical-align="middle" draw:auto-grow-height="false" fo:min-height="1.644cm" fo:min-width="1.57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fill-color="#000000" draw:opacity="100%" draw:textarea-horizontal-align="justify" draw:textarea-vertical-align="middle" draw:auto-grow-height="false" fo:min-height="1.221cm" fo:min-width="2.188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fill-color="#000000" draw:opacity="100%" draw:textarea-horizontal-align="justify" draw:textarea-vertical-align="middle" draw:auto-grow-height="false" fo:min-height="1.198cm" fo:min-width="2.259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 style:list-style-name="L1">
      <style:graphic-properties svg:stroke-width="0.053cm" svg:stroke-color="#000000" draw:marker-start-width="0.279cm" draw:marker-end-width="0.279cm" draw:fill="none" draw:fill-color="#000000" draw:opacity="100%" draw:textarea-horizontal-align="justify" draw:textarea-vertical-align="middle" draw:auto-grow-height="false" fo:min-height="1.198cm" fo:min-width="2.284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.9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47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00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788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000000" draw:opacity="100%"/>
      <style:paragraph-properties fo:text-align="center" style:writing-mode="lr-tb"/>
    </style:style>
    <style:style style:name="P3" style:family="paragraph">
      <loext:graphic-properties draw:fill="none" draw:opacity="0%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  <style:text-properties fo:font-size="18pt"/>
    </style:style>
    <style:style style:name="P6" style:family="paragraph">
      <loext:graphic-properties draw:fill="none" draw:fill-color="#000000" draw:opacity="100%"/>
      <style:paragraph-properties fo:text-align="center" style:writing-mode="lr-tb"/>
      <style:text-properties fo:font-size="18pt"/>
    </style:style>
    <style:style style:name="P7" style:family="paragraph">
      <loext:graphic-properties draw:fill="none" draw:opacity="0%"/>
      <style:paragraph-properties fo:text-align="center" style:writing-mode="lr-tb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9" style:family="paragraph">
      <loext:graphic-properties draw:fill="none" draw:fill-color="#000000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0" style:family="paragraph">
      <loext:graphic-properties draw:fill="none" draw:fill-color="#ffffff"/>
      <style:paragraph-properties style:writing-mode="lr-tb"/>
      <style:text-properties fo:font-size="20pt"/>
    </style:style>
    <style:style style:name="T1" style:family="text">
      <style:text-properties fo:font-size="18pt"/>
    </style:style>
    <style:style style:name="T2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2.743cm" svg:height="1.523cm" draw:transform="skewX (-0.0164060949687468) rotate (1.1693705988362) translate (11.051cm 16.216cm)">
          <text:p text:style-name="P1">Dend 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2.75cm" svg:x="9.15cm" svg:y="17cm">
          <text:p text:style-name="P1">so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99cm" svg:height="1.558cm" draw:transform="skewX (-0.0326376570122939) rotate (1.1693705988362) translate (12.252cm 13.426cm)">
          <text:p text:style-name="P1">Dend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766cm" svg:height="1.498cm" draw:transform="skewX (-0.0253072741539178) rotate (1.1693705988362) translate (13.453cm 10.647cm)">
          <text:p text:style-name="P1">Dend 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.836cm" svg:height="1.5cm" draw:transform="rotate (1.1693705988362) translate (14.754cm 7.826cm)">
          <text:p text:style-name="P1">Dend 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99cm" svg:height="1.558cm" draw:transform="skewX (-0.0326376570122939) rotate (1.1693705988362) translate (5.356cm 27.826cm)">
          <text:p text:style-name="P1">Dend 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766cm" svg:height="1.498cm" draw:transform="skewX (-0.0253072741539178) rotate (1.1693705988362) translate (6.557cm 25.047cm)">
          <text:p text:style-name="P1">Dend 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.836cm" svg:height="1.5cm" draw:transform="rotate (1.1693705988362) translate (7.858cm 22.226cm)">
          <text:p text:style-name="P1">Dend 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743cm" svg:height="1.523cm" draw:transform="skewX (-0.0164060949687467) rotate (2.00712863979348) translate (8.455cm 16.955cm)">
          <text:p text:style-name="P1">Dend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99cm" svg:height="1.558cm" draw:transform="skewX (-0.0326376570122939) rotate (2.00712863979348) translate (7.163cm 13.969cm)">
          <text:p text:style-name="P1">Dend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766cm" svg:height="1.498cm" draw:transform="skewX (-0.0253072741539178) rotate (2.00712863979348) translate (5.938cm 11.247cm)">
          <text:p text:style-name="P1">Dend 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.836cm" svg:height="1.5cm" draw:transform="rotate (2.00712863979348) translate (4.573cm 8.28cm)">
          <text:p text:style-name="P1">Dend 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99cm" svg:height="1.558cm" draw:transform="skewX (-0.0326376570122939) rotate (2.00712863979348) translate (14.83cm 28.426cm)">
          <text:p text:style-name="P1">Dend 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766cm" svg:height="1.498cm" draw:transform="skewX (-0.0253072741539178) rotate (2.00712863979348) translate (13.567cm 25.677cm)">
          <text:p text:style-name="P1">Dend 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.836cm" svg:height="1.5cm" draw:transform="rotate (2.00712863979348) translate (12.343cm 22.822cm)">
          <text:p text:style-name="P1">Dend 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.836cm" svg:height="1.5cm" draw:transform="rotate (1.1693705988362) translate (15.955cm 4.926cm)">
          <text:p text:style-name="P1">Dend 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.836cm" svg:height="1.5cm" draw:transform="rotate (2.00712863979348) translate (3.22cm 5.415cm)">
          <text:p text:style-name="P1">Dend 5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9.25cm" svg:y1="16.5cm" svg:x2="9.5cm" svg:y2="17.5cm">
          <text:p/>
        </draw:line>
        <draw:line draw:style-name="gr6" draw:text-style-name="P4" draw:layer="layout" svg:x1="7.75cm" svg:y1="13.5cm" svg:x2="8cm" svg:y2="14.25cm">
          <text:p/>
        </draw:line>
        <draw:line draw:style-name="gr6" draw:text-style-name="P4" draw:layer="layout" svg:x1="6.65cm" svg:y1="10.85cm" svg:x2="6.9cm" svg:y2="11.35cm">
          <text:p/>
        </draw:line>
        <draw:line draw:style-name="gr6" draw:text-style-name="P4" draw:layer="layout" svg:x1="5.25cm" svg:y1="7.85cm" svg:x2="5.5cm" svg:y2="8.35cm">
          <text:p/>
        </draw:line>
        <draw:line draw:style-name="gr6" draw:text-style-name="P4" draw:layer="layout" svg:x1="3.95cm" svg:y1="4.95cm" svg:x2="4.2cm" svg:y2="5.45cm">
          <text:p/>
        </draw:line>
        <draw:line draw:style-name="gr6" draw:text-style-name="P4" draw:layer="layout" svg:x1="11.55cm" svg:y1="19.35cm" svg:x2="11.8cm" svg:y2="19.85cm">
          <text:p/>
        </draw:line>
        <draw:line draw:style-name="gr6" draw:text-style-name="P4" draw:layer="layout" svg:x1="12.95cm" svg:y1="22.35cm" svg:x2="13.2cm" svg:y2="22.85cm">
          <text:p/>
        </draw:line>
        <draw:line draw:style-name="gr6" draw:text-style-name="P4" draw:layer="layout" svg:x1="14.25cm" svg:y1="25.35cm" svg:x2="14.5cm" svg:y2="25.85cm">
          <text:p/>
        </draw:line>
        <draw:line draw:style-name="gr6" draw:text-style-name="P4" draw:layer="layout" svg:x1="11.75cm" svg:y1="16.4cm" svg:x2="11.5cm" svg:y2="17.25cm">
          <text:p/>
        </draw:line>
        <draw:line draw:style-name="gr6" draw:text-style-name="P4" draw:layer="layout" svg:x1="13.05cm" svg:y1="13.65cm" svg:x2="12.8cm" svg:y2="14.1cm">
          <text:p/>
        </draw:line>
        <draw:line draw:style-name="gr6" draw:text-style-name="P4" draw:layer="layout" svg:x1="14.15cm" svg:y1="10.85cm" svg:x2="13.9cm" svg:y2="11.3cm">
          <text:p/>
        </draw:line>
        <draw:line draw:style-name="gr6" draw:text-style-name="P4" draw:layer="layout" svg:x1="15.45cm" svg:y1="8.05cm" svg:x2="15.2cm" svg:y2="8.5cm">
          <text:p/>
        </draw:line>
        <draw:line draw:style-name="gr6" draw:text-style-name="P4" draw:layer="layout" svg:x1="16.75cm" svg:y1="5.15cm" svg:x2="16.5cm" svg:y2="5.6cm">
          <text:p/>
        </draw:line>
        <draw:line draw:style-name="gr6" draw:text-style-name="P4" draw:layer="layout" svg:x1="9.95cm" svg:y1="19.45cm" svg:x2="9.7cm" svg:y2="19.9cm">
          <text:p/>
        </draw:line>
        <draw:line draw:style-name="gr6" draw:text-style-name="P4" draw:layer="layout" svg:x1="8.65cm" svg:y1="22.35cm" svg:x2="8.4cm" svg:y2="22.8cm">
          <text:p/>
        </draw:line>
        <draw:line draw:style-name="gr6" draw:text-style-name="P4" draw:layer="layout" svg:x1="7.35cm" svg:y1="25.35cm" svg:x2="7.1cm" svg:y2="25.8cm">
          <text:p/>
        </draw:line>
      </draw:page>
      <draw:page draw:name="page2" draw:style-name="dp1" draw:master-page-name="Обычный">
        <draw:custom-shape draw:style-name="gr1" draw:text-style-name="P2" draw:layer="layout" svg:width="2.743cm" svg:height="1.523cm" draw:transform="skewX (-0.0164060949687468) rotate (1.1693705988362) translate (11.051cm 16.216cm)">
          <text:p text:style-name="P1">Dend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cm" svg:height="2.75cm" svg:x="9.15cm" svg:y="17cm">
          <text:p text:style-name="P1">so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99cm" svg:height="1.558cm" draw:transform="skewX (-0.0326376570122939) rotate (1.1693705988362) translate (12.252cm 13.426cm)">
          <text:p text:style-name="P1">D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766cm" svg:height="1.498cm" draw:transform="skewX (-0.0253072741539178) rotate (1.1693705988362) translate (13.453cm 10.647cm)">
          <text:p text:style-name="P1">D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99cm" svg:height="1.558cm" draw:transform="skewX (-0.0326376570122939) rotate (1.1693705988362) translate (5.356cm 27.826cm)">
          <text:p text:style-name="P1">D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766cm" svg:height="1.498cm" draw:transform="skewX (-0.0253072741539178) rotate (1.1693705988362) translate (6.557cm 25.047cm)">
          <text:p text:style-name="P1">D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.836cm" svg:height="1.5cm" draw:transform="rotate (1.1693705988362) translate (7.858cm 22.226cm)">
          <text:p text:style-name="P1">D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743cm" svg:height="1.523cm" draw:transform="skewX (-0.0164060949687467) rotate (2.00712863979348) translate (8.455cm 16.955cm)">
          <text:p text:style-name="P1">D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99cm" svg:height="1.558cm" draw:transform="skewX (-0.0326376570122939) rotate (2.00712863979348) translate (7.163cm 13.969cm)">
          <text:p text:style-name="P1">D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766cm" svg:height="1.498cm" draw:transform="skewX (-0.0253072741539178) rotate (2.00712863979348) translate (5.938cm 11.247cm)">
          <text:p text:style-name="P1">D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99cm" svg:height="1.558cm" draw:transform="skewX (-0.0326376570122939) rotate (2.00712863979348) translate (14.83cm 28.426cm)">
          <text:p text:style-name="P1">D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766cm" svg:height="1.498cm" draw:transform="skewX (-0.0253072741539178) rotate (2.00712863979348) translate (13.567cm 25.677cm)">
          <text:p text:style-name="P1">D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.836cm" svg:height="1.5cm" draw:transform="rotate (2.00712863979348) translate (12.343cm 22.822cm)">
          <text:p text:style-name="P1">Den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9.25cm" svg:y1="16.5cm" svg:x2="9.5cm" svg:y2="17.5cm">
          <text:p/>
        </draw:line>
        <draw:line draw:style-name="gr6" draw:text-style-name="P4" draw:layer="layout" svg:x1="7.75cm" svg:y1="13.5cm" svg:x2="8cm" svg:y2="14.25cm">
          <text:p/>
        </draw:line>
        <draw:line draw:style-name="gr6" draw:text-style-name="P4" draw:layer="layout" svg:x1="6.65cm" svg:y1="10.85cm" svg:x2="6.9cm" svg:y2="11.35cm">
          <text:p/>
        </draw:line>
        <draw:line draw:style-name="gr6" draw:text-style-name="P4" draw:layer="layout" svg:x1="11.55cm" svg:y1="19.35cm" svg:x2="11.8cm" svg:y2="19.85cm">
          <text:p/>
        </draw:line>
        <draw:line draw:style-name="gr6" draw:text-style-name="P4" draw:layer="layout" svg:x1="12.95cm" svg:y1="22.35cm" svg:x2="13.2cm" svg:y2="22.85cm">
          <text:p/>
        </draw:line>
        <draw:line draw:style-name="gr6" draw:text-style-name="P4" draw:layer="layout" svg:x1="14.25cm" svg:y1="25.35cm" svg:x2="14.5cm" svg:y2="25.85cm">
          <text:p/>
        </draw:line>
        <draw:line draw:style-name="gr6" draw:text-style-name="P4" draw:layer="layout" svg:x1="11.75cm" svg:y1="16.4cm" svg:x2="11.5cm" svg:y2="17.25cm">
          <text:p/>
        </draw:line>
        <draw:line draw:style-name="gr6" draw:text-style-name="P4" draw:layer="layout" svg:x1="13.05cm" svg:y1="13.65cm" svg:x2="12.8cm" svg:y2="14.1cm">
          <text:p/>
        </draw:line>
        <draw:line draw:style-name="gr6" draw:text-style-name="P4" draw:layer="layout" svg:x1="14.15cm" svg:y1="10.85cm" svg:x2="13.9cm" svg:y2="11.3cm">
          <text:p/>
        </draw:line>
        <draw:line draw:style-name="gr6" draw:text-style-name="P4" draw:layer="layout" svg:x1="9.95cm" svg:y1="19.45cm" svg:x2="9.7cm" svg:y2="19.9cm">
          <text:p/>
        </draw:line>
        <draw:line draw:style-name="gr6" draw:text-style-name="P4" draw:layer="layout" svg:x1="8.65cm" svg:y1="22.35cm" svg:x2="8.4cm" svg:y2="22.8cm">
          <text:p/>
        </draw:line>
        <draw:line draw:style-name="gr6" draw:text-style-name="P4" draw:layer="layout" svg:x1="7.35cm" svg:y1="25.35cm" svg:x2="7.1cm" svg:y2="25.8cm">
          <text:p/>
        </draw:line>
      </draw:page>
      <draw:page draw:name="page3" draw:style-name="dp1" draw:master-page-name="Обычный">
        <draw:custom-shape draw:style-name="gr7" draw:text-style-name="P3" draw:layer="layout" svg:width="3cm" svg:height="2.75cm" svg:x="8.851cm" svg:y="6.001cm">
          <text:p text:style-name="P1">so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743cm" svg:height="1.523cm" draw:transform="skewX (-0.0164060949687468) rotate (1.1693705988362) translate (10.85cm 5.617cm)">
          <text:p text:style-name="P1">Dend 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43cm" svg:height="1.523cm" draw:transform="skewX (-0.0164060949687467) rotate (2.00712863979348) translate (8.456cm 6.256cm)">
          <text:p text:style-name="P1">Dend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2.74cm" svg:height="1.523cm" draw:transform="skewX (-0.0164060949687467) rotate (1.5707963267949) translate (9.5cm 12.265cm)">
          <text:p text:style-name="P1">ax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11.75cm" svg:y1="5.75cm" svg:x2="11.35cm" svg:y2="6.55cm">
          <text:p/>
        </draw:line>
        <draw:line draw:style-name="gr6" draw:text-style-name="P4" draw:layer="layout" svg:x1="9.25cm" svg:y1="5.75cm" svg:x2="9.5cm" svg:y2="6.25cm">
          <text:p/>
        </draw:line>
        <draw:line draw:style-name="gr6" draw:text-style-name="P4" draw:layer="layout" svg:x1="10.25cm" svg:y1="8.75cm" svg:x2="10.25cm" svg:y2="9.5cm">
          <text:p/>
        </draw:line>
      </draw:page>
      <draw:page draw:name="page4" draw:style-name="dp1" draw:master-page-name="Обычный">
        <draw:custom-shape draw:style-name="gr1" draw:text-style-name="P6" draw:layer="layout" svg:width="2.743cm" svg:height="1.523cm" draw:transform="skewX (-0.0164060949687467) rotate (1.5707963267949) translate (6.931cm 19.925cm)">
          <text:p text:style-name="P5"><text:span text:style-name="T1">RadProx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cm" svg:height="2.75cm" svg:x="6.15cm" svg:y="20.9cm">
          <text:p text:style-name="P5"><text:span text:style-name="T1">so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2.599cm" svg:height="1.558cm" draw:transform="skewX (-0.032637657012294) rotate (1.5707963267949) translate (6.959cm 16.688cm)">
          <text:p text:style-name="P5"><text:span text:style-name="T1">RadM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.766cm" svg:height="1.498cm" draw:transform="skewX (-0.0253072741539178) rotate (1.5707963267949) translate (6.979cm 13.661cm)">
          <text:p text:style-name="P5"><text:span text:style-name="T1">RadD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2.811cm" svg:height="1.5cm" draw:transform="rotate (1.0471975511966) translate (8.177cm 10.107cm)">
          <text:p text:style-name="P5"><text:span text:style-name="T1">L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.766cm" svg:height="1.498cm" draw:transform="skewX (-0.0253072741539179) rotate (0.872664625997165) translate (1.523cm 27.482cm)">
          <text:p text:style-name="P8"><text:span text:style-name="T1">OriD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836cm" svg:height="1.5cm" draw:transform="rotate (0.872664625997165) translate (3.592cm 25.165cm)">
          <text:p text:style-name="P5"><text:span text:style-name="T1">OriPr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2.743cm" svg:height="1.523cm" draw:transform="skewX (-0.0164060949687467) rotate (2.0943951023932) translate (5.689cm 10.448cm)">
          <text:p text:style-name="P5"><text:span text:style-name="T1">L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2.599cm" svg:height="1.558cm" draw:transform="skewX (-0.0326376570122939) rotate (2.0943951023932) translate (4.142cm 7.586cm)">
          <text:p text:style-name="P5"><text:span text:style-name="T1">L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.766cm" svg:height="1.498cm" draw:transform="skewX (-0.0253072741539178) rotate (2.0943951023932) translate (2.683cm 4.98cm)">
          <text:p text:style-name="P5"><text:span text:style-name="T1">L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.766cm" svg:height="1.498cm" draw:transform="skewX (-0.0253072741539178) rotate (-0.698131700797732) translate (12.149cm 25.21cm)">
          <text:p text:style-name="P8"><text:span text:style-name="T1">OriD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836cm" svg:height="1.5cm" draw:transform="rotate (-0.698131700797732) translate (9.807cm 23.113cm)">
          <text:p text:style-name="P8"><text:span text:style-name="T1">OriPr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836cm" svg:height="1.5cm" draw:transform="rotate (1.0471975511966) translate (9.721cm 7.373cm)">
          <text:p text:style-name="P5"><text:span text:style-name="T1">L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836cm" svg:height="1.5cm" draw:transform="rotate (1.0471975511966) translate (11.443cm 4.565cm)">
          <text:p text:style-name="P5"><text:span text:style-name="T1">L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6.442cm" svg:y1="9.925cm" svg:x2="7.15cm" svg:y2="11cm">
          <text:p/>
        </draw:line>
        <draw:line draw:style-name="gr6" draw:text-style-name="P4" draw:layer="layout" svg:x1="4.686cm" svg:y1="7.067cm" svg:x2="5cm" svg:y2="7.792cm">
          <text:p/>
        </draw:line>
        <draw:line draw:style-name="gr6" draw:text-style-name="P4" draw:layer="layout" svg:x1="3.359cm" svg:y1="4.523cm" svg:x2="3.652cm" svg:y2="4.999cm">
          <text:p/>
        </draw:line>
        <draw:line draw:style-name="gr6" draw:text-style-name="P4" draw:layer="layout" svg:x1="8.831cm" svg:y1="23.278cm" svg:x2="9.269cm" svg:y2="23.625cm">
          <text:p/>
        </draw:line>
        <draw:line draw:style-name="gr6" draw:text-style-name="P4" draw:layer="layout" svg:x1="11.368cm" svg:y1="25.406cm" svg:x2="11.806cm" svg:y2="25.753cm">
          <text:p/>
        </draw:line>
        <draw:line draw:style-name="gr6" draw:text-style-name="P4" draw:layer="layout" svg:x1="7.65cm" svg:y1="20cm" svg:x2="7.65cm" svg:y2="21cm">
          <text:p/>
        </draw:line>
        <draw:line draw:style-name="gr6" draw:text-style-name="P4" draw:layer="layout" svg:x1="7.781cm" svg:y1="16.583cm" svg:x2="7.727cm" svg:y2="17.095cm">
          <text:p/>
        </draw:line>
        <draw:line draw:style-name="gr6" draw:text-style-name="P4" draw:layer="layout" svg:x1="7.7cm" svg:y1="13.575cm" svg:x2="7.646cm" svg:y2="14.087cm">
          <text:p/>
        </draw:line>
        <draw:line draw:style-name="gr6" draw:text-style-name="P4" draw:layer="layout" svg:x1="8.841cm" svg:y1="10.413cm" svg:x2="8.538cm" svg:y2="10.829cm">
          <text:p/>
        </draw:line>
        <draw:line draw:style-name="gr6" draw:text-style-name="P4" draw:layer="layout" svg:x1="10.484cm" svg:y1="7.693cm" svg:x2="10.181cm" svg:y2="8.109cm">
          <text:p/>
        </draw:line>
        <draw:line draw:style-name="gr6" draw:text-style-name="P4" draw:layer="layout" svg:x1="6.35cm" svg:y1="23.05cm" svg:x2="6.1cm" svg:y2="23.5cm">
          <text:p/>
        </draw:line>
        <draw:line draw:style-name="gr6" draw:text-style-name="P4" draw:layer="layout" svg:x1="4.15cm" svg:y1="25.5cm" svg:x2="3.943cm" svg:y2="25.872cm">
          <text:p/>
        </draw:line>
        <draw:custom-shape draw:style-name="gr8" draw:text-style-name="P2" draw:layer="layout" svg:width="2.74cm" svg:height="1.523cm" draw:transform="skewX (-0.0164060949687467) rotate (1.5707963267949) translate (6.9cm 27.166cm)">
          <text:p text:style-name="P1">ax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7.6cm" svg:y1="24.556cm" svg:x2="7.6cm" svg:y2="23.65cm">
          <text:p/>
        </draw:line>
        <draw:line draw:style-name="gr6" draw:text-style-name="P4" draw:layer="layout" svg:x1="12.185cm" svg:y1="4.893cm" svg:x2="11.882cm" svg:y2="5.309cm">
          <text:p/>
        </draw:line>
        <draw:frame draw:style-name="gr11" draw:text-style-name="P10" draw:layer="layout" svg:width="8cm" svg:height="3.173cm" svg:x="12cm" svg:y="7.077cm">
          <draw:text-box>
            <text:p><text:span text:style-name="T2">stratum </text:span></text:p>
            <text:p><text:span text:style-name="T2">lucunosum-moleculare</text:span></text:p>
          </draw:text-box>
        </draw:frame>
        <draw:frame draw:style-name="gr12" draw:text-style-name="P10" draw:layer="layout" svg:width="8cm" svg:height="1.722cm" svg:x="12cm" svg:y="15.778cm">
          <draw:text-box>
            <text:p><text:span text:style-name="T2">stratum radiatum</text:span></text:p>
          </draw:text-box>
        </draw:frame>
        <draw:frame draw:style-name="gr13" draw:text-style-name="P10" draw:layer="layout" svg:width="8cm" svg:height="1.251cm" svg:x="12cm" svg:y="21.35cm">
          <draw:text-box>
            <text:p><text:span text:style-name="T2">stratum pyramidale</text:span></text:p>
          </draw:text-box>
        </draw:frame>
        <draw:frame draw:style-name="gr14" draw:text-style-name="P10" draw:layer="layout" svg:width="8cm" svg:height="1.038cm" svg:x="12cm" svg:y="23.778cm">
          <draw:text-box>
            <text:p><text:span text:style-name="T2">stratum orien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2-12T19:23:32.514020634</meta:creation-date>
    <dc:date>2020-12-12T21:31:30.642533561</dc:date>
    <meta:editing-duration>PT51M38S</meta:editing-duration>
    <meta:editing-cycles>15</meta:editing-cycles>
    <meta:generator>LibreOffice/7.0.3.1$Linux_X86_64 LibreOffice_project/00$Build-1</meta:generator>
    <meta:document-statistic meta:object-count="98"/>
  </office:meta>
</office:document-meta>
</file>